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 style:data-style-name="N121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/>
    <style:style style:name="ce9" style:family="table-cell" style:parent-style-name="Default" style:data-style-name="N123"/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8"/>
        <table:table-column table:style-name="co8" table:default-cell-style-name="Default"/>
        <table:table-column table:style-name="co9" table:default-cell-style-name="ce9"/>
        <table:table-column table:style-name="co9" table:default-cell-style-name="ce7"/>
        <table:table-row table:style-name="ro1">
          <table:table-cell office:value-type="string">
            <text:p>ESTIMATOR COMPARISO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table:style-name="Default" office:value-type="string">
            <text:p>No reduced domain approximati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ILUT Preconditioning</text:p>
          </table:table-cell>
          <table:table-cell table:number-columns-repeated="2"/>
          <table:table-cell table:style-name="Default" office:value-type="string">
            <text:p>Timing/Iterations Measured on 2nd eigenvalue iterati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table:style-name="Default" office:value-type="string">
            <text:p>Serial Runs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office:value-type="string">
            <text:p>Drop Tol</text:p>
          </table:table-cell>
          <table:table-cell table:style-name="ce5" office:value-type="float" office:value="0.001">
            <text:p>1.00E-3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Weight Cutoff</text:p>
          </table:table-cell>
          <table:table-cell table:style-name="ce5" office:value-type="float" office:value="0.0001">
            <text:p>1.00E-4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6f00c0c19153241b4116cef88cab89893c49d1a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office:value-type="string">
            <text:p>Richardson Relax</text:p>
          </table:table-cell>
          <table:table-cell table:style-name="ce6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Neumann Relax</text:p>
          </table:table-cell>
          <table:table-cell table:style-name="ce6" office:value-type="float" office:value="1">
            <text:p>1.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SP1 – 1 Group: 20,088 DOF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4"/>
          <table:table-cell/>
          <table:table-cell table:style-name="ce3" office:value-type="string">
            <text:p>Expected Value Estimator</text:p>
          </table:table-cell>
          <table:table-cell table:style-name="ce1" table:number-columns-repeated="3"/>
          <table:table-cell table:style-name="Default"/>
        </table:table-row>
        <table:table-row table:style-name="ro3"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  <table:table-cell table:style-name="ce7"/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 table:style-name="ce7" office:value-type="string">
            <text:p>-</text:p>
          </table:table-cell>
          <table:table-cell table:style-name="ce11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formula="of:=[.H15]/[.I15]" office:value-type="float" office:value="0.0222784810126582">
            <text:p>0.02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formula="of:=[.B16]/[.C16]" office:value-type="float" office:value="0.0269194312796209">
            <text:p>0.02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formula="of:=[.H16]/[.I16]" office:value-type="float" office:value="0.0243137254901961">
            <text:p>0.02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formula="of:=[.B17]/[.C17]" office:value-type="float" office:value="0.0303846153846154">
            <text:p>0.03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7]/[.I17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formula="of:=[.B18]/[.C18]" office:value-type="float" office:value="0.0356451612903226">
            <text:p>0.03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formula="of:=[.H18]/[.I18]" office:value-type="float" office:value="0.0298550724637681">
            <text:p>0.03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formula="of:=[.B19]/[.C19]" office:value-type="float" office:value="0.0396296296296296">
            <text:p>0.04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9]/[.I19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formula="of:=[.B20]/[.C20]" office:value-type="float" office:value="0.05">
            <text:p>0.05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formula="of:=[.H20]/[.I20]" office:value-type="float" office:value="0.0485416666666667">
            <text:p>0.04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formula="of:=[.B21]/[.C21]" office:value-type="float" office:value="0.0653125">
            <text:p>0.065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formula="of:=[.H21]/[.I21]" office:value-type="float" office:value="0.0751612903225807">
            <text:p>0.07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formula="of:=[.B22]/[.C22]" office:value-type="float" office:value="0.0878260869565217">
            <text:p>0.08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formula="of:=[.H22]/[.I22]" office:value-type="float" office:value="0.126153846153846">
            <text:p>0.12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formula="of:=[.B23]/[.C23]" office:value-type="float" office:value="0.11047619047619">
            <text:p>0.11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formula="of:=[.H23]/[.I23]" office:value-type="float" office:value="0.184583333333333">
            <text:p>0.18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formula="of:=[.B24]/[.C24]" office:value-type="float" office:value="0.148571428571429">
            <text:p>0.149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formula="of:=[.H24]/[.I24]" office:value-type="float" office:value="0.285263157894737">
            <text:p>0.28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formula="of:=[.B25]/[.C25]" office:value-type="float" office:value="0.197058823529412">
            <text:p>0.19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formula="of:=[.H25]/[.I25]" office:value-type="float" office:value="0.67375">
            <text:p>0.67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formula="of:=[.B26]/[.C26]" office:value-type="float" office:value="0.283529411764706">
            <text:p>0.284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formula="of:=[.H26]/[.I26]" office:value-type="float" office:value="1.095">
            <text:p>1.09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formula="of:=[.B27]/[.C27]" office:value-type="float" office:value="0.442857142857143">
            <text:p>0.443</text:p>
          </table:table-cell>
          <table:table-cell table:style-name="ce7" office:value-type="string">
            <text:p>yes</text:p>
          </table:table-cell>
          <table:table-cell/>
          <table:table-cell office:value-type="float" office:value="5000">
            <text:p>5000</text:p>
          </table:table-cell>
          <table:table-cell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formula="of:=[.H27]/[.I27]" office:value-type="float" office:value="2.63636363636364">
            <text:p>2.636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0000">
            <text:p>10000</text:p>
          </table:table-cell>
          <table:table-cell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formula="of:=[.H28]/[.I28]" office:value-type="float" office:value="5.23583333333333">
            <text:p>5.236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20000">
            <text:p>20000</text:p>
          </table:table-cell>
          <table:table-cell office:value-type="float" office:value="106.4">
            <text:p>106.40</text:p>
          </table:table-cell>
          <table:table-cell office:value-type="float" office:value="10">
            <text:p>10</text:p>
          </table:table-cell>
          <table:table-cell table:formula="of:=[.H29]/[.I29]" office:value-type="float" office:value="10.64">
            <text:p>10.640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SP3 – 1 Group: 40,176 DOF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4"/>
          <table:table-cell/>
          <table:table-cell table:style-name="ce3" office:value-type="string">
            <text:p>Expected Value Estimator</text:p>
          </table:table-cell>
          <table:table-cell table:style-name="ce1" table:number-columns-repeated="3"/>
          <table:table-cell table:style-name="Default"/>
        </table:table-row>
        <table:table-row table:style-name="ro3"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  <table:table-cell table:style-name="ce7"/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1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3.06">
            <text:p>3.06</text:p>
          </table:table-cell>
          <table:table-cell office:value-type="float" office:value="82">
            <text:p>82</text:p>
          </table:table-cell>
          <table:table-cell table:formula="of:=[.H37]/[.I37]" office:value-type="float" office:value="0.0373170731707317">
            <text:p>0.03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8" office:value-type="float" office:value="9.7">
            <text:p>9.70</text:p>
          </table:table-cell>
          <table:table-cell office:value-type="float" office:value="210">
            <text:p>210</text:p>
          </table:table-cell>
          <table:table-cell table:formula="of:=[.B38]/[.C38]" office:value-type="float" office:value="0.0461904761904762">
            <text:p>0.04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31">
            <text:p>2.31</text:p>
          </table:table-cell>
          <table:table-cell office:value-type="float" office:value="41">
            <text:p>41</text:p>
          </table:table-cell>
          <table:table-cell table:formula="of:=[.H38]/[.I38]" office:value-type="float" office:value="0.0563414634146341">
            <text:p>0.05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style-name="ce8" office:value-type="float" office:value="3.81">
            <text:p>3.81</text:p>
          </table:table-cell>
          <table:table-cell office:value-type="float" office:value="74">
            <text:p>74</text:p>
          </table:table-cell>
          <table:table-cell table:formula="of:=[.B39]/[.C39]" office:value-type="float" office:value="0.0514864864864865">
            <text:p>0.051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table:style-name="Default" office:value-type="float" office:value="3.54">
            <text:p>3.54</text:p>
          </table:table-cell>
          <table:table-cell office:value-type="float" office:value="44">
            <text:p>44</text:p>
          </table:table-cell>
          <table:table-cell table:formula="of:=[.H39]/[.I39]" office:value-type="float" office:value="0.0804545454545455">
            <text:p>0.08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8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formula="of:=[.B40]/[.C40]" office:value-type="float" office:value="0.0575925925925926">
            <text:p>0.05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86">
            <text:p>2.86</text:p>
          </table:table-cell>
          <table:table-cell office:value-type="float" office:value="25">
            <text:p>25</text:p>
          </table:table-cell>
          <table:table-cell table:formula="of:=[.H40]/[.I40]" office:value-type="float" office:value="0.1144">
            <text:p>0.11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8" office:value-type="float" office:value="3.17">
            <text:p>3.17</text:p>
          </table:table-cell>
          <table:table-cell office:value-type="float" office:value="48">
            <text:p>48</text:p>
          </table:table-cell>
          <table:table-cell table:formula="of:=[.B41]/[.C41]" office:value-type="float" office:value="0.0660416666666667">
            <text:p>0.06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5.82">
            <text:p>5.82</text:p>
          </table:table-cell>
          <table:table-cell office:value-type="float" office:value="30">
            <text:p>30</text:p>
          </table:table-cell>
          <table:table-cell table:formula="of:=[.H41]/[.I41]" office:value-type="float" office:value="0.194">
            <text:p>0.19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8" office:value-type="float" office:value="2.56">
            <text:p>2.56</text:p>
          </table:table-cell>
          <table:table-cell office:value-type="float" office:value="29">
            <text:p>29</text:p>
          </table:table-cell>
          <table:table-cell table:formula="of:=[.B42]/[.C42]" office:value-type="float" office:value="0.0882758620689655">
            <text:p>0.08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7.05">
            <text:p>7.05</text:p>
          </table:table-cell>
          <table:table-cell office:value-type="float" office:value="17">
            <text:p>17</text:p>
          </table:table-cell>
          <table:table-cell table:formula="of:=[.H42]/[.I42]" office:value-type="float" office:value="0.414705882352941">
            <text:p>0.41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style-name="ce8" office:value-type="float" office:value="3.27">
            <text:p>3.27</text:p>
          </table:table-cell>
          <table:table-cell office:value-type="float" office:value="29">
            <text:p>29</text:p>
          </table:table-cell>
          <table:table-cell table:formula="of:=[.B43]/[.C43]" office:value-type="float" office:value="0.112758620689655">
            <text:p>0.113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26">
            <text:p>10.26</text:p>
          </table:table-cell>
          <table:table-cell office:value-type="float" office:value="13">
            <text:p>13</text:p>
          </table:table-cell>
          <table:table-cell table:formula="of:=[.H43]/[.I43]" office:value-type="float" office:value="0.789230769230769">
            <text:p>0.78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8" office:value-type="float" office:value="5.06">
            <text:p>5.06</text:p>
          </table:table-cell>
          <table:table-cell office:value-type="float" office:value="40">
            <text:p>40</text:p>
          </table:table-cell>
          <table:table-cell table:formula="of:=[.B44]/[.C44]" office:value-type="float" office:value="0.1265">
            <text:p>0.12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22.48">
            <text:p>22.48</text:p>
          </table:table-cell>
          <table:table-cell office:value-type="float" office:value="14">
            <text:p>14</text:p>
          </table:table-cell>
          <table:table-cell table:formula="of:=[.H44]/[.I44]" office:value-type="float" office:value="1.60571428571429">
            <text:p>1.60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style-name="ce8" office:value-type="float" office:value="4.15">
            <text:p>4.15</text:p>
          </table:table-cell>
          <table:table-cell office:value-type="float" office:value="23">
            <text:p>23</text:p>
          </table:table-cell>
          <table:table-cell table:formula="of:=[.B45]/[.C45]" office:value-type="float" office:value="0.180434782608696">
            <text:p>0.18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office:value-type="float" office:value="42.96">
            <text:p>42.96</text:p>
          </table:table-cell>
          <table:table-cell office:value-type="float" office:value="11">
            <text:p>11</text:p>
          </table:table-cell>
          <table:table-cell table:formula="of:=[.H45]/[.I45]" office:value-type="float" office:value="3.90545454545455">
            <text:p>3.90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style-name="ce8" office:value-type="float" office:value="5.13">
            <text:p>5.13</text:p>
          </table:table-cell>
          <table:table-cell office:value-type="float" office:value="23">
            <text:p>23</text:p>
          </table:table-cell>
          <table:table-cell table:formula="of:=[.B46]/[.C46]" office:value-type="float" office:value="0.22304347826087">
            <text:p>0.223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0">
            <text:p>10000</text:p>
          </table:table-cell>
          <table:table-cell office:value-type="float" office:value="77.73">
            <text:p>77.73</text:p>
          </table:table-cell>
          <table:table-cell office:value-type="float" office:value="10">
            <text:p>10</text:p>
          </table:table-cell>
          <table:table-cell table:formula="of:=[.H46]/[.I46]" office:value-type="float" office:value="7.773">
            <text:p>7.77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style-name="ce8" office:value-type="float" office:value="7.67">
            <text:p>7.67</text:p>
          </table:table-cell>
          <table:table-cell office:value-type="float" office:value="15">
            <text:p>15</text:p>
          </table:table-cell>
          <table:table-cell table:formula="of:=[.B47]/[.C47]" office:value-type="float" office:value="0.511333333333333">
            <text:p>0.511</text:p>
          </table:table-cell>
          <table:table-cell table:style-name="ce7" office:value-type="string">
            <text:p>yes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37.35">
            <text:p>137.35</text:p>
          </table:table-cell>
          <table:table-cell office:value-type="float" office:value="9">
            <text:p>9</text:p>
          </table:table-cell>
          <table:table-cell table:formula="of:=[.H47]/[.I47]" office:value-type="float" office:value="15.2611111111111">
            <text:p>15.261</text:p>
          </table:table-cell>
          <table:table-cell office:value-type="string">
            <text:p>yes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0T22:41:52</dc:date>
    <dc:creator>Stuart Slattery</dc:creator>
    <meta:editing-duration>PT3H18M46S</meta:editing-duration>
    <meta:editing-cycles>45</meta:editing-cycles>
    <meta:generator>LibreOffice/3.5$Linux_X86_64 LibreOffice_project/350m1$Build-2</meta:generator>
    <meta:document-statistic meta:table-count="3" meta:cell-count="296" meta:object-count="0"/>
  </office:meta>
</office:document-meta>
</file>